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3.055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14.863cm" fo:min-width="1.027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64cm" fo:min-width="0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259cm" fo:min-width="0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274cm" fo:min-width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561cm" fo:min-width="0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171cm" fo:min-width="0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525cm" fo:min-width="0cm"/>
    </style:style>
    <style:style style:name="gr9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0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187cm" fo:min-width="0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609cm" fo:min-width="0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203cm" fo:min-width="0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655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813cm" fo:min-width="0cm"/>
    </style:style>
    <style:style style:name="gr17" style:family="graphic" style:parent-style-name="standard">
      <style:graphic-properties draw:stroke="dash" draw:stroke-dash="Fine_20_Dashed" svg:stroke-color="#000000" draw:fill="none" draw:fill-color="#729fcf" draw:textarea-horizontal-align="justify" draw:textarea-vertical-align="middle" draw:auto-grow-height="false" fo:min-height="14.309cm" fo:min-width="27.186cm"/>
    </style:style>
    <style:style style:name="P1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P2" style:family="paragraph">
      <loext:graphic-properties draw:fill-color="#ffffff"/>
      <style:paragraph-properties fo:text-align="center"/>
      <style:text-properties style:font-name="Liberation Sans1"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style:font-name="Liberation Sans1"/>
    </style:style>
    <style:style style:name="P4" style:family="paragraph">
      <style:paragraph-properties fo:text-align="center"/>
      <style:text-properties style:font-name="Liberation Sans1" fo:font-size="10pt" style:font-size-asian="12pt" style:font-size-complex="12pt"/>
    </style:style>
    <style:style style:name="P5" style:family="paragraph">
      <style:paragraph-properties fo:text-align="center"/>
      <style:text-properties style:font-name="Liberation Sans1" fo:font-size="10pt"/>
    </style:style>
    <style:style style:name="P6" style:family="paragraph">
      <loext:graphic-properties draw:fill="none" draw:fill-color="#ffffff"/>
      <style:paragraph-properties fo:text-align="center"/>
      <style:text-properties style:font-name="Liberation Sans1" fo:font-size="10pt" style:font-size-asian="12pt" style:font-size-complex="12pt"/>
    </style:style>
    <style:style style:name="P7" style:family="paragraph">
      <style:paragraph-properties fo:text-align="center"/>
      <style:text-properties style:font-name="Liberation Sans1"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center"/>
      <style:text-properties style:font-name="Liberation Sans1" fo:font-size="10pt" style:font-size-asian="10pt" style:font-size-complex="10pt"/>
    </style:style>
    <style:style style:name="P9" style:family="paragraph">
      <style:text-properties style:font-name="Liberation Sans1" fo:font-size="10pt" style:font-size-asian="10pt" style:font-size-complex="10pt"/>
    </style:style>
    <style:style style:name="P10" style:family="paragraph">
      <style:paragraph-properties fo:text-align="center"/>
      <style:text-properties fo:color="#0000ff" style:font-name="Liberation Sans1"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/>
      <style:text-properties fo:color="#0000ff" style:font-name="Liberation Sans1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 style:text-autospace="none"/>
      <style:text-properties fo:color="#0000ff" style:font-name="Liberation Sans1" fo:font-size="10pt" fo:text-shadow="none" style:text-underline-style="none" fo:font-weight="normal" style:font-name-asian="lucidatypewriter" style:font-size-asian="10pt" style:font-weight-asian="normal" style:font-name-complex="lucidatypewriter" style:font-size-complex="10pt" style:font-weight-complex="normal"/>
    </style:style>
    <style:style style:name="P13" style:family="paragraph">
      <loext:graphic-properties draw:fill="none"/>
      <style:paragraph-properties fo:text-align="center" style:text-autospace="none"/>
      <style:text-properties fo:color="#0000ff" style:font-name="Liberation Sans1" fo:font-size="10pt" fo:text-shadow="none" style:text-underline-style="none" fo:font-weight="normal" style:font-name-asian="lucidatypewriter" style:font-size-asian="10pt" style:font-weight-asian="normal" style:font-name-complex="lucidatypewriter" style:font-size-complex="10pt" style:font-weight-complex="normal"/>
    </style:style>
    <style:style style:name="P14" style:family="paragraph">
      <style:paragraph-properties fo:text-align="center" style:text-autospace="none"/>
      <style:text-properties fo:color="#000000" style:font-name="Liberation Sans1" fo:font-size="10pt" style:font-name-asian="lucidatypewriter" style:font-size-asian="10pt" style:font-name-complex="lucidatypewriter" style:font-size-complex="10pt"/>
    </style:style>
    <style:style style:name="P15" style:family="paragraph">
      <style:paragraph-properties fo:text-align="center"/>
      <style:text-properties fo:color="#000000" style:font-name="Liberation Sans1" fo:font-size="10pt"/>
    </style:style>
    <style:style style:name="P16" style:family="paragraph">
      <loext:graphic-properties draw:fill="none" draw:fill-color="#ffffff"/>
      <style:paragraph-properties fo:text-align="center" style:text-autospace="none"/>
      <style:text-properties fo:color="#000000" style:font-name="Liberation Sans1" fo:font-size="10pt" style:font-name-asian="lucidatypewriter" style:font-size-asian="10pt" style:font-name-complex="lucidatypewriter" style:font-size-complex="10pt"/>
    </style:style>
    <style:style style:name="P17" style:family="paragraph">
      <style:paragraph-properties style:text-autospace="none"/>
      <style:text-properties fo:color="#000000" style:font-name="Liberation Sans1" fo:font-size="10pt" style:font-name-asian="lucidatypewriter" style:font-size-asian="10pt" style:font-name-complex="lucidatypewriter" style:font-size-complex="10pt"/>
    </style:style>
    <style:style style:name="P18" style:family="paragraph">
      <loext:graphic-properties draw:fill="none"/>
      <style:paragraph-properties fo:text-align="center" style:text-autospace="none"/>
      <style:text-properties fo:color="#000000" style:font-name="Liberation Sans1" fo:font-size="10pt" style:font-name-asian="lucidatypewriter" style:font-size-asian="10pt" style:font-name-complex="lucidatypewriter" style:font-size-complex="10pt"/>
    </style:style>
    <style:style style:name="P19" style:family="paragraph">
      <style:text-properties style:font-name="Liberation Sans1"/>
    </style:style>
    <style:style style:name="P20" style:family="paragraph">
      <style:paragraph-properties fo:text-align="center" style:text-autospace="none"/>
      <style:text-properties fo:color="#228b22" style:font-name="Liberation Sans1" fo:font-size="10pt" style:font-name-asian="lucidatypewriter" style:font-size-asian="10pt" style:font-name-complex="lucidatypewriter" style:font-size-complex="10pt"/>
    </style:style>
    <style:style style:name="P21" style:family="paragraph">
      <style:paragraph-properties style:text-autospace="none"/>
      <style:text-properties fo:color="#0000ff" style:font-name="Liberation Sans1" fo:font-size="10pt" style:font-name-asian="lucidatypewriter" style:font-size-asian="10pt" style:font-name-complex="lucidatypewriter" style:font-size-complex="10pt"/>
    </style:style>
    <style:style style:name="P22" style:family="paragraph">
      <loext:graphic-properties draw:fill="none"/>
      <style:paragraph-properties fo:text-align="center" style:text-autospace="none"/>
      <style:text-properties fo:color="#0000ff" style:font-name="Liberation Sans1" fo:font-size="10pt" style:font-name-asian="lucidatypewriter" style:font-size-asian="10pt" style:font-name-complex="lucidatypewriter" style:font-size-complex="10pt"/>
    </style:style>
    <style:style style:name="P23" style:family="paragraph">
      <style:paragraph-properties style:text-autospace="none"/>
      <style:text-properties fo:color="#228b22" style:font-name="Liberation Sans1" fo:font-size="10pt" style:font-name-asian="lucidatypewriter" style:font-size-asian="10pt" style:font-name-complex="lucidatypewriter" style:font-size-complex="10pt"/>
    </style:style>
    <style:style style:name="P24" style:family="paragraph">
      <style:paragraph-properties style:text-autospace="none"/>
      <style:text-properties fo:color="#0000ff" style:font-name="Liberation Sans1" fo:font-size="10pt" fo:text-shadow="none" style:text-underline-style="none" fo:font-weight="normal" style:font-name-asian="lucidatypewriter" style:font-size-asian="10pt" style:font-weight-asian="normal" style:font-name-complex="lucidatypewriter" style:font-size-complex="10pt" style:font-weight-complex="normal"/>
    </style:style>
    <style:style style:name="P25" style:family="paragraph">
      <style:paragraph-properties fo:text-align="center"/>
      <style:text-properties fo:color="#0000ff" style:font-name="Liberation Sans1"/>
    </style:style>
    <style:style style:name="P26" style:family="paragraph">
      <loext:graphic-properties draw:fill="none"/>
      <style:paragraph-properties fo:text-align="center"/>
      <style:text-properties fo:color="#0000ff" style:font-name="Liberation Sans1" fo:font-size="10pt" style:font-size-asian="10pt" style:font-size-complex="10pt"/>
    </style:style>
    <style:style style:name="P27" style:family="paragraph">
      <style:paragraph-properties fo:text-align="center"/>
      <style:text-properties fo:color="#0000ff" style:font-name="Liberation Sans1" fo:font-size="10pt" style:font-size-asian="10pt" style:font-size-complex="10pt"/>
    </style:style>
    <style:style style:name="P28" style:family="paragraph">
      <style:paragraph-properties fo:text-align="center"/>
      <style:text-properties fo:color="#000000" style:font-name="Liberation Sans1" fo:font-size="10pt" style:font-size-asian="10pt" style:font-size-complex="10pt"/>
    </style:style>
    <style:style style:name="P29" style:family="paragraph">
      <style:paragraph-properties style:text-autospace="none"/>
      <style:text-properties style:font-name="Liberation Sans1" fo:font-size="10pt" style:font-name-asian="lucidatypewriter" style:font-size-asian="10pt" style:font-name-complex="lucidatypewriter" style:font-size-complex="10pt"/>
    </style:style>
    <style:style style:name="P30" style:family="paragraph">
      <loext:graphic-properties draw:fill="none"/>
      <style:paragraph-properties fo:text-align="center" style:text-autospace="none"/>
      <style:text-properties style:font-name="Liberation Sans1" fo:font-size="10pt" style:font-name-asian="lucidatypewriter" style:font-size-asian="10pt" style:font-name-complex="lucidatypewriter" style:font-size-complex="10pt"/>
    </style:style>
    <style:style style:name="P31" style:family="paragraph">
      <loext:graphic-properties draw:fill="none" draw:fill-color="#729fcf"/>
      <style:paragraph-properties fo:text-align="center"/>
      <style:text-properties style:font-name="Liberation Sans1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ff0000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style:font-size-asian="12pt" style:font-size-complex="12pt"/>
    </style:style>
    <style:style style:name="T6" style:family="text">
      <style:text-properties fo:font-style="italic" style:font-size-asian="12pt" style:font-style-asian="italic" style:font-size-complex="12pt" style:font-style-complex="italic"/>
    </style:style>
    <style:style style:name="T7" style:family="text">
      <style:text-properties fo:color="#ff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fo:font-size="10pt" fo:font-style="normal" fo:text-shadow="none" style:text-underline-style="none" fo:font-weight="normal" style:letter-kerning="true" style:font-name-asian="lucidatypewriter" style:font-size-asian="10pt" style:font-style-asian="normal" style:font-weight-asian="normal" style:font-name-complex="lucidatypewriter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ff"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ff0000" style:text-outline="false" style:text-line-through-style="none" style:text-line-through-type="none" fo:font-style="normal" fo:text-shadow="none" style:text-underline-style="none" fo:font-weight="bold" style:letter-kerning="true" style:font-name-asian="lucidatypewriter" style:font-size-asian="12pt" style:font-style-asian="normal" style:font-weight-asian="bold" style:font-name-complex="lucidatypewriter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fo:font-style="normal" fo:text-shadow="none" style:text-underline-style="none" fo:font-weight="normal" style:letter-kerning="true" style:font-name-asian="lucidatypewriter" style:font-size-asian="12pt" style:font-style-asian="normal" style:font-weight-asian="normal" style:font-name-complex="lucidatypewriter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fo:font-style="italic" style:font-size-asian="12pt" style:font-style-asian="italic" style:font-size-complex="12pt" style:font-style-complex="italic"/>
    </style:style>
    <style:style style:name="T16" style:family="text">
      <style:text-properties fo:font-variant="normal" fo:text-transform="none" fo:color="#0000ff" style:text-outline="false" style:text-line-through-style="none" style:text-line-through-type="none" fo:font-size="10pt" fo:font-style="normal" fo:text-shadow="none" style:text-underline-style="none" fo:font-weight="normal" style:letter-kerning="true" style:font-name-asian="lucidatypewriter" style:font-size-asian="10pt" style:font-style-asian="normal" style:font-weight-asian="normal" style:font-name-complex="lucidatypewriter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style:text-outline="false" style:text-line-through-style="none" style:text-line-through-type="none" fo:font-size="10pt" fo:font-style="normal" fo:text-shadow="none" style:text-underline-style="none" fo:font-weight="bold" style:letter-kerning="true" style:font-name-asian="lucidatypewriter" style:font-size-asian="12pt" style:font-style-asian="normal" style:font-weight-asian="bold" style:font-name-complex="lucidatypewriter" style:font-size-complex="1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fo:font-size="10pt" style:font-size-asian="10pt" style:font-size-complex="10pt"/>
    </style:style>
    <style:style style:name="T19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20" style:family="text">
      <style:text-properties fo:color="#000000" fo:font-style="italic" style:font-style-asian="italic" style:font-style-complex="italic"/>
    </style:style>
    <style:style style:name="T21" style:family="text">
      <style:text-properties fo:color="#0000ff" fo:font-size="10pt" style:font-size-asian="10pt" style:font-size-complex="10pt"/>
    </style:style>
    <style:style style:name="T22" style:family="text">
      <style:text-properties fo:font-variant="normal" fo:text-transform="none" fo:color="#0000ff" style:text-outline="false" style:text-line-through-style="none" style:text-line-through-type="none" fo:font-size="10pt" fo:letter-spacing="-0.03cm" fo:font-style="normal" fo:text-shadow="none" style:text-underline-style="none" fo:font-weight="normal" style:letter-kerning="true" style:font-name-asian="lucidatypewriter" style:font-size-asian="10pt" style:font-style-asian="normal" style:font-weight-asian="normal" style:font-name-complex="lucidatypewriter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style:text-outline="false" style:text-line-through-style="none" style:text-line-through-type="none" fo:font-size="10pt" fo:font-style="normal" fo:text-shadow="none" style:text-underline-style="none" fo:font-weight="bold" style:letter-kerning="true" style:font-name-asian="lucidatypewriter" style:font-size-asian="10pt" style:font-style-asian="normal" style:font-weight-asian="bold" style:font-name-complex="lucidatypewriter" style:font-size-complex="1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fo:font-size="10pt" fo:font-style="normal" fo:text-shadow="none" style:text-underline-style="none" fo:font-weight="normal" style:letter-kerning="true" style:font-name-asian="lucidatypewriter" style:font-size-asian="12pt" style:font-style-asian="normal" style:font-weight-asian="normal" style:font-name-complex="lucidatypewriter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55cm" svg:height="1.778cm" svg:x="0.112cm" svg:y="0.238cm">
          <text:p text:style-name="P1"><text:span text:style-name="T1">ptycho_solver</text:span></text:p>
          <text:p text:style-name="P1"><text:span text:style-name="T2">Main function</text:span></text:p>
          <text:p text:style-name="P1"><text:span text:style-name="T3">+engines/+GPU/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27cm" svg:height="15.113cm" draw:transform="rotate (1.5707963267949) translate (-0.145cm 4.048cm)">
          <text:p/>
          <draw:enhanced-geometry svg:viewBox="0 0 21600 21600" draw:type="rectangle" draw:enhanced-path="M 0 0 L 21600 0 21600 21600 0 21600 0 0 Z N"/>
        </draw:custom-shape>
        <draw:frame draw:style-name="gr3" draw:text-style-name="P6" xml:id="id6" draw:id="id6" draw:layer="layout" svg:width="9.144cm" svg:height="1.89cm" svg:x="0.535cm" svg:y="4.81cm">
          <draw:text-box>
            <text:p text:style-name="P4"><text:span text:style-name="T4">fin</text:span><text:span text:style-name="T4">d_</text:span><text:span text:style-name="T4">ge</text:span><text:span text:style-name="T4">o</text:span><text:span text:style-name="T4">m</text:span><text:span text:style-name="T4">_c</text:span><text:span text:style-name="T4">orr</text:span><text:span text:style-name="T4">ect</text:span><text:span text:style-name="T4">io</text:span><text:span text:style-name="T4">n</text:span></text:p>
            <text:p text:style-name="P5"><text:span text:style-name="T5">us</text:span><text:span text:style-name="T5">e </text:span><text:span text:style-name="T5">cur</text:span><text:span text:style-name="T5">ren</text:span><text:span text:style-name="T5">t </text:span><text:span text:style-name="T5">pro</text:span><text:span text:style-name="T5">be </text:span><text:span text:style-name="T5">po</text:span><text:span text:style-name="T5">siti</text:span><text:span text:style-name="T5">on</text:span><text:span text:style-name="T5">s </text:span><text:span text:style-name="T5">est</text:span><text:span text:style-name="T5">im</text:span><text:span text:style-name="T5">ate</text:span><text:span text:style-name="T5">s </text:span><text:span text:style-name="T5">to </text:span><text:span text:style-name="T5">up</text:span><text:span text:style-name="T5">dat</text:span><text:span text:style-name="T5">e </text:span><text:span text:style-name="T5">ge</text:span><text:span text:style-name="T5">om</text:span><text:span text:style-name="T5">etr</text:span><text:span text:style-name="T5">y </text:span><text:span text:style-name="T5">mo</text:span><text:span text:style-name="T5">del </text:span><text:span text:style-name="T5">an</text:span><text:span text:style-name="T5">d </text:span><text:span text:style-name="T5">im</text:span><text:span text:style-name="T5">pro</text:span><text:span text:style-name="T5">ve </text:span><text:span text:style-name="T5">the </text:span><text:span text:style-name="T5"><text:s/></text:span><text:span text:style-name="T5">ne</text:span><text:span text:style-name="T5">w </text:span><text:span text:style-name="T5">pro</text:span><text:span text:style-name="T5">be </text:span><text:span text:style-name="T5">po</text:span><text:span text:style-name="T5">siti</text:span><text:span text:style-name="T5">on</text:span><text:span text:style-name="T5">s</text:span></text:p>
            <text:p text:style-name="P5"><text:span text:style-name="T6">+e</text:span><text:span text:style-name="T6">ngi</text:span><text:span text:style-name="T6">ne</text:span><text:span text:style-name="T6">s/</text:span><text:span text:style-name="T6">+G</text:span><text:span text:style-name="T6">PU</text:span><text:span text:style-name="T6">/</text:span><text:span text:style-name="T6">+s</text:span><text:span text:style-name="T6">har</text:span><text:span text:style-name="T6">ed/</text:span></text:p>
          </draw:text-box>
        </draw:frame>
        <draw:frame draw:style-name="gr4" draw:text-style-name="P8" xml:id="id2" draw:id="id2" draw:layer="layout" svg:width="6.604cm" svg:height="1.509cm" svg:x="5.345cm" svg:y="2.324cm">
          <draw:text-box>
            <text:p text:style-name="P7"><text:span text:style-name="T7">move_to_gpu</text:span></text:p>
            <text:p text:style-name="P7"><text:span text:style-name="T8">move reconstruction from RAM to </text:span><text:span text:style-name="T8">GPU</text:span></text:p>
            <text:p text:style-name="P7"><text:span text:style-name="T9">+engines/+GPU/+GPU_wrapper</text:span><text:span text:style-name="T9">/</text:span></text:p>
          </draw:text-box>
        </draw:frame>
        <draw:frame draw:style-name="gr5" draw:text-style-name="P8" xml:id="id1" draw:id="id1" draw:layer="layout" svg:width="8.001cm" svg:height="1.524cm" svg:x="4.683cm" svg:y="0.38cm">
          <draw:text-box>
            <text:p text:style-name="P7"><text:span text:style-name="T7">get_parallel_blocks</text:span></text:p>
            <text:p text:style-name="P9"><text:span text:style-name="T8">Find the optimal groups to be solved in parallel</text:span></text:p>
            <text:p text:style-name="P7"><text:span text:style-name="T9">+engines/+GPU/+initialize/</text:span></text:p>
          </draw:text-box>
        </draw:frame>
        <draw:frame draw:style-name="gr6" draw:text-style-name="P8" xml:id="id3" draw:id="id3" draw:layer="layout" svg:width="5.334cm" svg:height="1.811cm" svg:x="14.97cm" svg:y="0.238cm">
          <draw:text-box>
            <text:p text:style-name="P7"><text:span text:style-name="T7">distm</text:span><text:span text:style-name="T7">at</text:span><text:span text:style-name="T10"> </text:span></text:p>
            <text:p text:style-name="P9"><text:span text:style-name="T8">comp</text:span><text:span text:style-name="T8">ute a </text:span><text:span text:style-name="T8">distan</text:span><text:span text:style-name="T8">ce </text:span><text:span text:style-name="T8">matrix </text:span><text:span text:style-name="T8">to get </text:span><text:span text:style-name="T8">least </text:span><text:span text:style-name="T8">overla</text:span><text:span text:style-name="T8">pping </text:span><text:span text:style-name="T8">indice</text:span><text:span text:style-name="T8">s </text:span></text:p>
            <text:p text:style-name="P7"><text:span text:style-name="T9">Matla</text:span><text:span text:style-name="T9">b </text:span><text:span text:style-name="T9">built-in </text:span><text:span text:style-name="T9">func</text:span></text:p>
          </draw:text-box>
        </draw:frame>
        <draw:frame draw:style-name="gr7" draw:text-style-name="P8" xml:id="id5" draw:id="id5" draw:layer="layout" svg:width="6.858cm" svg:height="1.421cm" svg:x="14.997cm" svg:y="2.373cm">
          <draw:text-box>
            <text:p text:style-name="P7"><text:span text:style-name="T7">g</text:span><text:span text:style-name="T7">et</text:span><text:span text:style-name="T7">_</text:span><text:span text:style-name="T7">cl</text:span><text:span text:style-name="T7">o</text:span><text:span text:style-name="T7">s</text:span><text:span text:style-name="T7">e</text:span><text:span text:style-name="T7">_i</text:span><text:span text:style-name="T7">n</text:span><text:span text:style-name="T7">d</text:span><text:span text:style-name="T7">ic</text:span><text:span text:style-name="T7">e</text:span><text:span text:style-name="T7">s</text:span></text:p>
            <text:p text:style-name="P9"><text:span text:style-name="T8">g</text:span><text:span text:style-name="T8">et </text:span><text:span text:style-name="T8">hi</text:span><text:span text:style-name="T8">g</text:span><text:span text:style-name="T8">hl</text:span><text:span text:style-name="T8">y </text:span><text:span text:style-name="T8">o</text:span><text:span text:style-name="T8">v</text:span><text:span text:style-name="T8">er</text:span><text:span text:style-name="T8">la</text:span><text:span text:style-name="T8">p</text:span><text:span text:style-name="T8">pi</text:span><text:span text:style-name="T8">n</text:span><text:span text:style-name="T8">g </text:span><text:span text:style-name="T8">s</text:span><text:span text:style-name="T8">u</text:span><text:span text:style-name="T8">b</text:span><text:span text:style-name="T8">s</text:span><text:span text:style-name="T8">et</text:span><text:span text:style-name="T8">s </text:span><text:span text:style-name="T8">of </text:span><text:span text:style-name="T8">in</text:span><text:span text:style-name="T8">di</text:span><text:span text:style-name="T8">c</text:span><text:span text:style-name="T8">e</text:span><text:span text:style-name="T8">s</text:span></text:p>
            <text:p text:style-name="P7"><text:span text:style-name="T9">+</text:span><text:span text:style-name="T9">e</text:span><text:span text:style-name="T9">n</text:span><text:span text:style-name="T9">gi</text:span><text:span text:style-name="T9">n</text:span><text:span text:style-name="T9">e</text:span><text:span text:style-name="T9">s/</text:span><text:span text:style-name="T9">+</text:span><text:span text:style-name="T9">G</text:span><text:span text:style-name="T9">P</text:span><text:span text:style-name="T9">U</text:span><text:span text:style-name="T9">/</text:span><text:span text:style-name="T9">+i</text:span><text:span text:style-name="T9">ni</text:span><text:span text:style-name="T9">ti</text:span><text:span text:style-name="T9">al</text:span><text:span text:style-name="T9">iz</text:span><text:span text:style-name="T9">e/</text:span><text:span text:style-name="T9">pr</text:span><text:span text:style-name="T9">iv</text:span><text:span text:style-name="T9">at</text:span><text:span text:style-name="T9">e</text:span></text:p>
          </draw:text-box>
        </draw:frame>
        <draw:frame draw:style-name="gr8" draw:text-style-name="P8" xml:id="id4" draw:id="id4" draw:layer="layout" svg:width="5.842cm" svg:height="1.811cm" svg:x="21.574cm" svg:y="0.238cm">
          <draw:text-box>
            <text:p text:style-name="P7"><text:span text:style-name="T7">get_close_indices</text:span></text:p>
            <text:p text:style-name="P9"><text:span text:style-name="T11">select pseudo-</text:span><text:span text:style-name="T11">random indices of </text:span><text:span text:style-name="T11">non overlapping </text:span><text:span text:style-name="T11">regions <text:s/></text:span></text:p>
            <text:p text:style-name="P7"><text:span text:style-name="T9">+engines/+GPU/</text:span><text:span text:style-name="T9">+initialize/private</text:span></text:p>
          </draw:text-box>
        </draw:frame>
        <draw:connector draw:style-name="gr9" draw:text-style-name="P3" draw:layer="layout" draw:type="line" svg:x1="8.683cm" svg:y1="1.904cm" svg:x2="8.647cm" svg:y2="2.324cm" draw:start-shape="id1" draw:start-glue-point="2" draw:end-shape="id2" svg:d="M8683 1904l-36 420" svg:viewBox="0 0 37 421">
          <text:p/>
        </draw:connector>
        <draw:connector draw:style-name="gr10" draw:text-style-name="P11" draw:layer="layout" draw:type="line" svg:x1="12.684cm" svg:y1="1.142cm" svg:x2="14.97cm" svg:y2="1.143cm" draw:start-shape="id1" draw:start-glue-point="1" draw:end-shape="id3" svg:d="M12684 1142l2286 1" svg:viewBox="0 0 2287 2">
          <text:p text:style-name="P10"><text:span text:style-name="T12">MLs</text:span></text:p>
        </draw:connector>
        <draw:connector draw:style-name="gr9" draw:text-style-name="P3" draw:layer="layout" draw:type="line" svg:x1="20.304cm" svg:y1="1.143cm" svg:x2="21.574cm" svg:y2="1.143cm" draw:start-shape="id3" draw:start-glue-point="1" draw:end-shape="id4" svg:d="M20304 1143h1270" svg:viewBox="0 0 1271 1">
          <text:p/>
        </draw:connector>
        <draw:connector draw:style-name="gr10" draw:text-style-name="P11" draw:layer="layout" draw:type="line" svg:x1="12.684cm" svg:y1="1.142cm" svg:x2="14.997cm" svg:y2="3.083cm" draw:start-shape="id1" draw:start-glue-point="1" draw:end-shape="id5" draw:end-glue-point="3" svg:d="M12684 1142l2313 1941" svg:viewBox="0 0 2314 1942">
          <text:p text:style-name="P10"><text:span text:style-name="T12">MLc</text:span></text:p>
        </draw:connector>
        <draw:connector draw:style-name="gr10" draw:text-style-name="P13" draw:layer="layout" draw:type="line" svg:x1="8.647cm" svg:y1="3.833cm" svg:x2="5.107cm" svg:y2="4.81cm" draw:start-shape="id2" draw:start-glue-point="2" draw:end-shape="id6" draw:end-glue-point="0" svg:d="M8647 3833l-3540 977" svg:viewBox="0 0 3541 978">
          <text:p text:style-name="P12">iter &gt; par.probe_position_search</text:p>
        </draw:connector>
        <draw:frame draw:style-name="gr3" draw:text-style-name="P16" xml:id="id7" draw:id="id7" draw:layer="layout" svg:width="7.747cm" svg:height="1.89cm" svg:x="1.297cm" svg:y="7.35cm">
          <draw:text-box>
            <text:p text:style-name="P14"><text:span text:style-name="T13">remove_variable_probe_ambiguities</text:span></text:p>
            <text:p text:style-name="P14"><text:span text:style-name="T14">apply normalization and orthogonalize </text:span><text:span text:style-name="T14">the variable probe modes </text:span></text:p>
            <text:p text:style-name="P15"><text:span text:style-name="T15">+engines/+GPU/private/</text:span></text:p>
          </draw:text-box>
        </draw:frame>
        <draw:connector draw:style-name="gr10" draw:text-style-name="P18" draw:layer="layout" draw:type="line" svg:x1="5.107cm" svg:y1="6.7cm" svg:x2="5.17cm" svg:y2="7.35cm" draw:start-shape="id6" draw:start-glue-point="2" draw:end-shape="id7" svg:d="M5107 6700l63 650" svg:viewBox="0 0 64 651">
          <text:p text:style-name="P17"><text:span text:style-name="T16">par.variable_probe == ture</text:span></text:p>
        </draw:connector>
        <draw:frame draw:style-name="gr11" draw:text-style-name="P16" xml:id="id8" draw:id="id8" draw:layer="layout" svg:width="7.239cm" svg:height="1.437cm" svg:x="1.551cm" svg:y="10.017cm">
          <draw:text-box>
            <text:p text:style-name="P14"><text:span text:style-name="T13">remove_object_ambiguity</text:span></text:p>
            <text:p text:style-name="P19"><text:span text:style-name="T8">keep average object transmission </text:span><text:span text:style-name="T8">around 1</text:span></text:p>
            <text:p text:style-name="P15"><text:span text:style-name="T15">+engines/+GPU/private/</text:span></text:p>
          </draw:text-box>
        </draw:frame>
        <draw:connector draw:style-name="gr10" draw:text-style-name="P18" draw:layer="layout" draw:type="line" svg:x1="5.17cm" svg:y1="9.24cm" svg:x2="5.17cm" svg:y2="10.017cm" draw:start-shape="id7" draw:start-glue-point="2" draw:end-shape="id8" draw:end-glue-point="0" svg:d="M5170 9240v777" svg:viewBox="0 0 1 778">
          <text:p text:style-name="P17"><text:span text:style-name="T16">par.remove_object_ambiguity == true</text:span></text:p>
        </draw:connector>
        <draw:frame draw:style-name="gr12" draw:text-style-name="P16" xml:id="id9" draw:id="id9" draw:layer="layout" svg:width="6.371cm" svg:height="1.859cm" svg:x="1.53cm" svg:y="12.095cm">
          <draw:text-box>
            <text:p text:style-name="P14"><text:span text:style-name="T17">prepare_flyscan_positi</text:span><text:span text:style-name="T17">ons</text:span></text:p>
            <text:p text:style-name="P20"><text:span text:style-name="T18"><text:s/></text:span><text:span text:style-name="T18">interpolate possitions </text:span><text:span text:style-name="T18">between each measured </text:span><text:span text:style-name="T18">frame</text:span></text:p>
            <text:p text:style-name="P15"><text:span text:style-name="T15">+engines/+GPU/</text:span><text:span text:style-name="T15">+</text:span><text:span text:style-name="T19">initialize</text:span><text:span text:style-name="T15">/</text:span></text:p>
          </draw:text-box>
        </draw:frame>
        <draw:connector draw:style-name="gr10" draw:text-style-name="P22" draw:layer="layout" draw:type="line" svg:x1="5.17cm" svg:y1="11.454cm" svg:x2="4.715cm" svg:y2="12.095cm" draw:start-shape="id8" draw:start-glue-point="2" draw:end-shape="id9" svg:d="M5170 11454l-455 641" svg:viewBox="0 0 456 642">
          <text:p text:style-name="P21"><text:span text:style-name="T16">is_used(par, 'fly_scan')</text:span></text:p>
        </draw:connector>
        <draw:frame draw:style-name="gr13" draw:text-style-name="P16" xml:id="id10" draw:id="id10" draw:layer="layout" svg:width="5.334cm" svg:height="1.453cm" svg:x="1.551cm" svg:y="14.716cm">
          <draw:text-box>
            <text:p text:style-name="P14"><text:span text:style-name="T17"/></text:p>
            <text:p text:style-name="P23"><text:span text:style-name="T11">update current probe positions</text:span></text:p>
            <text:p text:style-name="P15"><text:span text:style-name="T20"/></text:p>
          </draw:text-box>
        </draw:frame>
        <draw:connector draw:style-name="gr10" draw:text-style-name="P13" draw:layer="layout" draw:type="line" svg:x1="4.715cm" svg:y1="13.954cm" svg:x2="4.218cm" svg:y2="14.716cm" draw:start-shape="id9" draw:start-glue-point="2" draw:end-shape="id10" draw:end-glue-point="0" svg:d="M4715 13954l-497 762" svg:viewBox="0 0 498 763">
          <text:p text:style-name="P24"><text:span text:style-name="T16">iter &gt; par.probe_position_search</text:span></text:p>
        </draw:connector>
        <draw:frame draw:style-name="gr13" draw:text-style-name="P16" xml:id="id11" draw:id="id11" draw:layer="layout" svg:width="3.81cm" svg:height="1.453cm" svg:x="2.44cm" svg:y="16.875cm">
          <draw:text-box>
            <text:p text:style-name="P14"><text:span text:style-name="T17"/></text:p>
            <text:p text:style-name="P20"><text:span text:style-name="T11">updated illumination</text:span></text:p>
            <text:p text:style-name="P15"><text:span text:style-name="T20"/></text:p>
          </draw:text-box>
        </draw:frame>
        <draw:connector draw:style-name="gr10" draw:text-style-name="P26" draw:layer="layout" draw:type="line" svg:x1="4.218cm" svg:y1="16.169cm" svg:x2="4.345cm" svg:y2="16.875cm" draw:start-shape="id10" draw:start-glue-point="2" draw:end-shape="id11" draw:end-glue-point="0" svg:d="M4218 16169l127 706" svg:viewBox="0 0 128 707">
          <text:p text:style-name="P25"><text:span text:style-name="T21">~every 10 iters</text:span></text:p>
        </draw:connector>
        <draw:frame draw:style-name="gr14" draw:text-style-name="P16" xml:id="id12" draw:id="id12" draw:layer="layout" svg:width="5.334cm" svg:height="1.905cm" svg:x="11.854cm" svg:y="16.494cm">
          <draw:text-box>
            <text:p text:style-name="P14"><text:span text:style-name="T17">accelerate_</text:span><text:span text:style-name="T17">gradients</text:span></text:p>
            <text:p text:style-name="P20"><text:span text:style-name="T11">use the </text:span><text:span text:style-name="T11">Nesterov's </text:span><text:span text:style-name="T11">Accelerated </text:span><text:span text:style-name="T11">Gradient </text:span><text:span text:style-name="T11">method</text:span></text:p>
            <text:p text:style-name="P15"><text:span text:style-name="T15">+engines/</text:span><text:span text:style-name="T15">+GPU/</text:span><text:span text:style-name="T15">+</text:span><text:span text:style-name="T19">private</text:span><text:span text:style-name="T15">/</text:span></text:p>
          </draw:text-box>
        </draw:frame>
        <draw:connector draw:style-name="gr10" draw:text-style-name="P26" draw:layer="layout" draw:type="line" svg:x1="6.25cm" svg:y1="17.601cm" svg:x2="11.854cm" svg:y2="17.446cm" draw:start-shape="id11" draw:start-glue-point="1" draw:end-shape="id12" svg:d="M6250 17601l5604-155" svg:viewBox="0 0 5605 156">
          <text:p text:style-name="P27"><text:span text:style-name="T21">Mlc</text:span></text:p>
          <text:p text:style-name="P27"><text:span text:style-name="T22">iter &gt;= </text:span><text:span text:style-name="T22">par.accelerated_gradients_sta</text:span><text:span text:style-name="T22">rt</text:span></text:p>
        </draw:connector>
        <draw:frame draw:style-name="gr13" draw:text-style-name="P16" xml:id="id13" draw:id="id13" draw:layer="layout" svg:width="4.064cm" svg:height="1.453cm" svg:x="12.489cm" svg:y="14.279cm">
          <draw:text-box>
            <text:p text:style-name="P14"><text:span text:style-name="T23">en</text:span><text:span text:style-name="T23">gi</text:span><text:span text:style-name="T23">ne</text:span><text:span text:style-name="T23">s.</text:span><text:span text:style-name="T23">G</text:span><text:span text:style-name="T23">P</text:span><text:span text:style-name="T23">U.</text:span><text:span text:style-name="T23">L</text:span><text:span text:style-name="T23">S</text:span><text:span text:style-name="T23">Q</text:span><text:span text:style-name="T23">M</text:span><text:span text:style-name="T23">L</text:span></text:p>
            <text:p text:style-name="P20"><text:span text:style-name="T11">pe</text:span><text:span text:style-name="T11">rfo</text:span><text:span text:style-name="T11">rm </text:span><text:span text:style-name="T11">on</text:span><text:span text:style-name="T11">e </text:span><text:span text:style-name="T11">ite</text:span><text:span text:style-name="T11">rat</text:span><text:span text:style-name="T11">io</text:span><text:span text:style-name="T11">n</text:span></text:p>
            <text:p text:style-name="P28"><text:span text:style-name="T19">+e</text:span><text:span text:style-name="T19">ng</text:span><text:span text:style-name="T19">in</text:span><text:span text:style-name="T19">es</text:span><text:span text:style-name="T19">/</text:span><text:span text:style-name="T19">+</text:span><text:span text:style-name="T19">G</text:span><text:span text:style-name="T19">P</text:span><text:span text:style-name="T19">U/</text:span></text:p>
          </draw:text-box>
        </draw:frame>
        <draw:connector draw:style-name="gr9" draw:text-style-name="P3" draw:layer="layout" draw:type="line" svg:x1="14.521cm" svg:y1="16.494cm" svg:x2="14.521cm" svg:y2="15.732cm" draw:start-shape="id12" draw:end-shape="id13" draw:end-glue-point="2" svg:d="M14521 16494v-762" svg:viewBox="0 0 1 763">
          <text:p/>
        </draw:connector>
        <draw:frame draw:style-name="gr14" draw:text-style-name="P16" xml:id="id15" draw:id="id15" draw:layer="layout" svg:width="5.715cm" svg:height="1.905cm" svg:x="11.684cm" svg:y="11.668cm">
          <draw:text-box>
            <text:p text:style-name="P14"><text:span text:style-name="T17">apply_probe_contraints</text:span></text:p>
            <text:p text:style-name="P20"><text:span text:style-name="T11">apply support constrains on the </text:span><text:span text:style-name="T11">probe in the real/fourier space</text:span></text:p>
            <text:p text:style-name="P15"><text:span text:style-name="T15">+engines/+GPU/+</text:span><text:span text:style-name="T19">shared</text:span><text:span text:style-name="T15">/private/</text:span></text:p>
          </draw:text-box>
        </draw:frame>
        <draw:connector draw:style-name="gr15" draw:text-style-name="P3" xml:id="id14" draw:id="id14" draw:layer="layout" draw:type="line" svg:x1="14.521cm" svg:y1="14.279cm" svg:x2="14.521cm" svg:y2="14.279cm" draw:start-shape="id13" draw:start-glue-point="0" draw:end-shape="id13" draw:end-glue-point="0" svg:d="M14521 14279z" svg:viewBox="0 0 1 1">
          <text:p/>
        </draw:connector>
        <draw:connector draw:style-name="gr9" draw:text-style-name="P3" draw:layer="layout" draw:type="line" svg:x1="14.521cm" svg:y1="14.279cm" svg:x2="14.541cm" svg:y2="13.573cm" draw:start-shape="id14" draw:start-glue-point="0" draw:end-shape="id15" svg:d="M14521 14279l20-706" svg:viewBox="0 0 21 707">
          <text:p/>
        </draw:connector>
        <draw:frame draw:style-name="gr16" draw:text-style-name="P16" xml:id="id16" draw:id="id16" draw:layer="layout" svg:width="4.699cm" svg:height="1.063cm" svg:x="12.235cm" svg:y="9.89cm">
          <draw:text-box>
            <text:p text:style-name="P19"><text:span text:style-name="T24">push low illum regions of object to zero <text:s/></text:span></text:p>
          </draw:text-box>
        </draw:frame>
        <draw:connector draw:style-name="gr10" draw:text-style-name="P18" draw:layer="layout" draw:type="line" svg:x1="14.541cm" svg:y1="11.668cm" svg:x2="14.584cm" svg:y2="10.953cm" draw:start-shape="id15" draw:start-glue-point="0" draw:end-shape="id16" draw:end-glue-point="2" svg:d="M14541 11668l43-715" svg:viewBox="0 0 44 716">
          <text:p text:style-name="P17"><text:span text:style-name="T16">par.delta &gt; 0</text:span></text:p>
        </draw:connector>
        <draw:frame draw:style-name="gr14" draw:text-style-name="P16" xml:id="id17" draw:id="id17" draw:layer="layout" svg:width="5.688cm" svg:height="1.905cm" svg:x="11.8cm" svg:y="7.123cm">
          <draw:text-box>
            <text:p text:style-name="P17"><text:span text:style-name="T17">apply_smoot</text:span><text:span text:style-name="T17">hness_constr</text:span><text:span text:style-name="T17">aint</text:span></text:p>
            <text:p text:style-name="P20"><text:span text:style-name="T11">apply simple </text:span><text:span text:style-name="T11">weak </text:span><text:span text:style-name="T11">smoothness </text:span><text:span text:style-name="T11">constraint by </text:span><text:span text:style-name="T11">convolution</text:span></text:p>
            <text:p text:style-name="P15"><text:span text:style-name="T15">+engines/</text:span><text:span text:style-name="T15">+GPU/private/</text:span></text:p>
          </draw:text-box>
        </draw:frame>
        <draw:connector draw:style-name="gr10" draw:text-style-name="P18" draw:layer="layout" draw:type="line" svg:x1="14.584cm" svg:y1="9.89cm" svg:x2="14.644cm" svg:y2="9.028cm" draw:start-shape="id16" draw:start-glue-point="0" draw:end-shape="id17" draw:end-glue-point="2" svg:d="M14584 9890l60-862" svg:viewBox="0 0 61 863">
          <text:p text:style-name="P17"><text:span text:style-name="T16">par.object_regular(1</text:span><text:span text:style-name="T16">) &gt; 0</text:span></text:p>
        </draw:connector>
        <draw:frame draw:style-name="gr14" draw:text-style-name="P16" xml:id="id18" draw:id="id18" draw:layer="layout" svg:width="5.969cm" svg:height="1.905cm" svg:x="11.7cm" svg:y="4.556cm">
          <draw:text-box>
            <text:p text:style-name="P14"><text:span text:style-name="T17">positivity_constraint_object</text:span></text:p>
            <text:p text:style-name="P20"><text:span text:style-name="T11">enforce weak (relaxed) </text:span><text:span text:style-name="T11">positivity in object</text:span></text:p>
            <text:p text:style-name="P15"><text:span text:style-name="T15">+engines/</text:span><text:span text:style-name="T15">+GPU/ptycho_solver.m</text:span></text:p>
          </draw:text-box>
        </draw:frame>
        <draw:connector draw:style-name="gr10" draw:text-style-name="P18" draw:layer="layout" draw:type="line" svg:x1="14.644cm" svg:y1="7.123cm" svg:x2="14.684cm" svg:y2="6.461cm" draw:start-shape="id17" draw:start-glue-point="0" draw:end-shape="id18" draw:end-glue-point="2" svg:d="M14644 7123l40-662" svg:viewBox="0 0 41 663">
          <text:p text:style-name="P17"><text:span text:style-name="T16">par.positivity_constraint_obje</text:span><text:span text:style-name="T16">ct~=0</text:span></text:p>
        </draw:connector>
        <draw:frame draw:style-name="gr14" draw:text-style-name="P16" xml:id="id20" draw:id="id20" draw:layer="layout" svg:width="5.08cm" svg:height="1.905cm" svg:x="21.86cm" svg:y="6.461cm">
          <draw:text-box>
            <text:p text:style-name="P14"><text:span text:style-name="T17">core.probe_modes_o</text:span><text:span text:style-name="T17">rtho</text:span></text:p>
            <text:p text:style-name="P20"><text:span text:style-name="T11">Orthogonalize the </text:span><text:span text:style-name="T11">given list of modes </text:span><text:span text:style-name="T11">using SVD</text:span></text:p>
            <text:p text:style-name="P15"><text:span text:style-name="T15">+core/</text:span></text:p>
          </draw:text-box>
        </draw:frame>
        <draw:frame draw:style-name="gr14" draw:text-style-name="P16" xml:id="id19" draw:id="id19" draw:layer="layout" svg:width="4.572cm" svg:height="1.905cm" svg:x="22.082cm" svg:y="4.302cm">
          <draw:text-box>
            <text:p text:style-name="P14"><text:span text:style-name="T17">ortho_modes</text:span></text:p>
            <text:p text:style-name="P20"><text:span text:style-name="T11">return orthogonal modes, without </text:span><text:span text:style-name="T11">any normalization</text:span></text:p>
            <text:p text:style-name="P15"><text:span text:style-name="T15">+engines/+GPU/+shared</text:span></text:p>
          </draw:text-box>
        </draw:frame>
        <draw:connector draw:style-name="gr10" draw:text-style-name="P22" draw:layer="layout" draw:type="line" svg:x1="17.669cm" svg:y1="5.508cm" svg:x2="22.082cm" svg:y2="5.254cm" draw:start-shape="id18" draw:start-glue-point="1" draw:end-shape="id19" draw:end-glue-point="3" svg:d="M17669 5508l4413-254" svg:viewBox="0 0 4414 255">
          <text:p text:style-name="P29"><text:span text:style-name="T16">is_used(par, 'fly_scan')</text:span></text:p>
        </draw:connector>
        <draw:connector draw:style-name="gr10" draw:text-style-name="P30" draw:layer="layout" draw:type="line" svg:x1="17.669cm" svg:y1="5.508cm" svg:x2="21.86cm" svg:y2="7.413cm" draw:start-shape="id18" draw:start-glue-point="1" draw:end-shape="id20" draw:end-glue-point="3" svg:d="M17669 5508l4191 1905" svg:viewBox="0 0 4192 1906">
          <text:p text:style-name="P29"><text:span text:style-name="T16"/></text:p>
        </draw:connector>
        <draw:frame draw:style-name="gr14" draw:text-style-name="P16" xml:id="id21" draw:id="id21" draw:layer="layout" svg:width="4.391cm" svg:height="1.905cm" svg:x="22.182cm" svg:y="9.917cm">
          <draw:text-box>
            <text:p text:style-name="P14"><text:span text:style-name="T17">regulation_multilayers</text:span></text:p>
            <text:p text:style-name="P20"><text:span text:style-name="T11">avoid ambiguity in the </text:span><text:span text:style-name="T11">multilayer reconstruction</text:span></text:p>
            <text:p text:style-name="P15"><text:span text:style-name="T15">+engines/+GPU/</text:span><text:span text:style-name="T15">private/</text:span></text:p>
          </draw:text-box>
        </draw:frame>
        <draw:connector draw:style-name="gr10" draw:text-style-name="P18" draw:layer="layout" draw:type="line" svg:x1="24.4cm" svg:y1="8.366cm" svg:x2="24.377cm" svg:y2="9.917cm" draw:start-shape="id20" draw:start-glue-point="2" draw:end-shape="id21" draw:end-glue-point="0" svg:d="M24400 8366l-23 1551" svg:viewBox="0 0 24 1552">
          <text:p text:style-name="P14"><text:span text:style-name="T16">par.regularize_layers &gt; 0</text:span></text:p>
          <text:p text:style-name="P14"><text:span text:style-name="T16">par.Nlayers &gt; 1</text:span></text:p>
        </draw:connector>
        <draw:frame draw:style-name="gr13" draw:text-style-name="P16" xml:id="id22" draw:id="id22" draw:layer="layout" svg:width="2.486cm" svg:height="1.453cm" svg:x="23.144cm" svg:y="13.263cm">
          <draw:text-box>
            <text:p text:style-name="P14"><text:span text:style-name="T17"/></text:p>
            <text:p text:style-name="P20"><text:span text:style-name="T11">plot <text:s/>results</text:span></text:p>
            <text:p text:style-name="P15"><text:span text:style-name="T20"/></text:p>
          </draw:text-box>
        </draw:frame>
        <draw:connector draw:style-name="gr10" draw:text-style-name="P22" draw:layer="layout" draw:type="line" svg:x1="24.377cm" svg:y1="11.822cm" svg:x2="24.387cm" svg:y2="13.263cm" draw:start-shape="id21" draw:start-glue-point="2" draw:end-shape="id22" draw:end-glue-point="0" svg:d="M24377 11822l10 1441" svg:viewBox="0 0 11 1442">
          <text:p text:style-name="P21"><text:span text:style-name="T16">mod(iter, par.plot_results_every )==0</text:span></text:p>
        </draw:connector>
        <draw:frame draw:style-name="gr13" draw:text-style-name="P16" xml:id="id23" draw:id="id23" draw:layer="layout" svg:width="2.54cm" svg:height="1.453cm" svg:x="23.136cm" svg:y="15.859cm">
          <draw:text-box>
            <text:p text:style-name="P14"><text:span text:style-name="T17"/></text:p>
            <text:p text:style-name="P20"><text:span text:style-name="T11">save <text:s/></text:span><text:span text:style-name="T11">results</text:span></text:p>
            <text:p text:style-name="P15"><text:span text:style-name="T20"/></text:p>
          </draw:text-box>
        </draw:frame>
        <draw:connector draw:style-name="gr10" draw:text-style-name="P22" draw:layer="layout" draw:type="line" svg:x1="24.387cm" svg:y1="14.716cm" svg:x2="24.406cm" svg:y2="15.859cm" draw:start-shape="id22" draw:start-glue-point="2" draw:end-shape="id23" draw:end-glue-point="0" svg:d="M24387 14716l19 1143" svg:viewBox="0 0 20 1144">
          <text:p text:style-name="P21"><text:span text:style-name="T16">mod(iter, par.save_results_every )</text:span><text:span text:style-name="T16">==0</text:span></text:p>
        </draw:connector>
        <draw:custom-shape draw:style-name="gr17" draw:text-style-name="P31" xml:id="id24" draw:id="id24" draw:layer="layout" svg:width="27.686cm" svg:height="14.559cm" svg:x="0.111cm" svg:y="4.094cm">
          <text:p/>
          <draw:enhanced-geometry svg:viewBox="0 0 21600 21600" draw:type="rectangle" draw:enhanced-path="M 0 0 L 21600 0 21600 21600 0 21600 0 0 Z N"/>
        </draw:custom-shape>
        <draw:frame draw:style-name="gr7" draw:text-style-name="P16" xml:id="id25" draw:id="id25" draw:layer="layout" svg:width="3.402cm" svg:height="1.421cm" svg:x="12.249cm" svg:y="19.496cm">
          <draw:text-box>
            <text:p text:style-name="P14"><text:span text:style-name="T17"/></text:p>
            <text:p text:style-name="P20"><text:span text:style-name="T11">return final <text:s/>results</text:span></text:p>
            <text:p text:style-name="P15"><text:span text:style-name="T20"/></text:p>
          </draw:text-box>
        </draw:frame>
        <draw:connector draw:style-name="gr9" draw:text-style-name="P3" draw:layer="layout" draw:type="line" svg:x1="13.954cm" svg:y1="18.653cm" svg:x2="13.95cm" svg:y2="19.496cm" draw:start-shape="id24" draw:start-glue-point="2" draw:end-shape="id25" draw:end-glue-point="0" svg:d="M13954 18653l-4 843" svg:viewBox="0 0 5 8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6T13:38:41.023777472</meta:creation-date>
    <dc:date>2019-07-26T16:44:06.047061494</dc:date>
    <meta:editing-duration>PT1H43M12S</meta:editing-duration>
    <meta:editing-cycles>25</meta:editing-cycles>
    <meta:generator>LibreOffice/5.3.6.1$Linux_X86_64 LibreOffice_project/30$Build-1</meta:generator>
    <meta:document-statistic meta:object-count="49"/>
  </office:meta>
</office:document-meta>
</file>